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107,size_y=46,hold_ratio=True)" text:anchor-type="paragraph" svg:x="0.235cm" svg:y="0.542cm" draw:z-index="0"><draw:text-box fo:min-height="1.859cm" fo:min-width="1.953cm"><text:p text:style-name="Frame_20_contents">Imagen</text:p></draw:text-box></draw:frame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/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0-01T16:41:17.648089748</dc:date>
    <meta:editing-duration>PT20M4S</meta:editing-duration>
    <meta:editing-cycles>20</meta:editing-cycles>
    <meta:generator>LibreOffice/4.2.8.2$Linux_X86_64 LibreOffice_project/420m0$Build-2</meta:generator>
    <meta:document-statistic meta:table-count="1" meta:image-count="0" meta:object-count="0" meta:page-count="1" meta:paragraph-count="3" meta:word-count="3" meta:character-count="52" meta:non-whitespace-character-count="52"/>
  </office:meta>
</office:document-meta>
</file>